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0000001D675D38E204A32231E.png" manifest:media-type="image/png"/>
  <manifest:file-entry manifest:full-path="Pictures/10000201000003160000024E8511C7B1C57116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91b"/>
    </style:style>
    <style:style style:name="P2" style:family="paragraph" style:parent-style-name="Standard">
      <style:text-properties officeooo:rsid="000cb91b" officeooo:paragraph-rsid="000cb91b"/>
    </style:style>
    <style:style style:name="P3" style:family="paragraph" style:parent-style-name="Standard">
      <style:text-properties officeooo:rsid="000ee0ab" officeooo:paragraph-rsid="000ee0ab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/><draw:frame draw:style-name="fr1" draw:name="Image1" text:anchor-type="char" svg:width="6.9252in" svg:height="5.1717in" draw:z-index="0"><draw:image xlink:href="Pictures/10000201000003160000024E8511C7B1C57116E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FFT of the response func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2" text:anchor-type="char" svg:width="6.9252in" svg:height="3.2283in" draw:z-index="1"><draw:image xlink:href="Pictures/10000201000003F0000001D675D38E204A3223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FT of the sign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34:26.905838406</meta:creation-date>
    <dc:date>2025-05-23T12:02:29.364412069</dc:date>
    <meta:editing-duration>PT12M56S</meta:editing-duration>
    <meta:editing-cycles>3</meta:editing-cycles>
    <meta:generator>LibreOffice/7.1.8.1$Linux_X86_64 LibreOffice_project/10$Build-1</meta:generator>
    <meta:document-statistic meta:table-count="0" meta:image-count="2" meta:object-count="0" meta:page-count="2" meta:paragraph-count="3" meta:word-count="9" meta:character-count="46" meta:non-whitespace-character-count="38"/>
  </office:meta>
</office:document-meta>
</file>